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847cm" fo:margin-bottom="0.847cm" loext:contextual-spacing="false" fo:text-align="justify" style:justify-single-word="false"/>
    </style:style>
    <style:style style:name="P13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4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5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6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7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18" style:family="paragraph" style:parent-style-name="caption">
      <style:paragraph-properties fo:margin-left="0.751cm" fo:margin-right="0cm" fo:margin-top="0.212cm" fo:margin-bottom="0.212cm" loext:contextual-spacing="false" fo:text-indent="-0.751cm" style:auto-text-indent="false"/>
    </style:style>
    <style:style style:name="P19" style:family="paragraph" style:parent-style-name="Header">
      <style:paragraph-properties fo:text-align="center" style:justify-single-word="false"/>
    </style:style>
    <style:style style:name="P20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8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9pt" style:font-size-asian="9pt" style:font-name-complex="Arial1" style:font-size-complex="11pt"/>
    </style:style>
    <style:style style:name="T1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fo:color="#000000" style:font-name="Arial" style:font-name-complex="Arial1"/>
    </style:style>
    <style:style style:name="T14" style:family="text">
      <style:text-properties fo:color="#000000" style:font-name="Arial" fo:font-weight="bold" style:font-weight-asian="bold" style:font-name-complex="Arial1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2:06.427509868">27 March 2019</text:time></text:span></text:p>
      <text:p text:style-name="P10"><text:span text:style-name="T2">Prot. ____________NUMERO_PROT.. del _____________</text:span></text:p>
      <text:p text:style-name="P10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6">[progettisti.pec]</text:span></text:p>
          </table:table-cell>
        </table:table-row>
      </table:table>
      <text:p text:style-name="P12"><text:span text:style-name="T9">OGGETTO:</text:span><text:span text:style-name="T4"> [tipo_pratica] n. </text:span><text:span text:style-name="T9">[numero]</text:span><text:span text:style-name="T4"> </text:span><text:span text:style-name="T10">(da citare nella risposta) </text:span><text:span text:style-name="T4">- Opere: [oggetto] in [ubicazione] –</text:span><text:span text:style-name="T5"> </text:span><text:span text:style-name="T8">Comunicazione di avvio del procedimento SCIA IN SANATORIA art. 37 DPR 380/01 e smi </text:span><text:span text:style-name="T7">– LR 16/08 <text:s/>e smi - L. 241/90 <text:s/>e smi</text:span></text:p>
      <text:p text:style-name="P13"><text:span text:style-name="T13">Ai sensi degli articoli 4, 5, 7 e 8 della Legge 07 agosto 1990 n. 241 e successive modificazioni, dell’art. 37 del DPR 380/01e smi e della Legge Regionale 16 giugno 2008 n. 16 e successive modificazioni, con riferimento alla Segnalazione in oggetto indicata, si comunica quanto segue.</text:span></text:p>
      <text:list xml:id="list2718244027" text:style-name="WWNum1">
        <text:list-item>
          <text:p text:style-name="P20"><text:span text:style-name="T13">La pratica è stata acquisita agli atti del Comune di RAPALLO con numero di Protocollo Generale [protocollo]</text:span><text:span text:style-name="T2"><text:database-display text:table-name="" text:table-type="table" text:column-name="NUMERO_PROT"/></text:span><text:span text:style-name="T13"> e registrata presso lo Sportello Unico per l’Edilizia con numero di repertorio </text:span><text:span text:style-name="T14">[numero]</text:span><text:span text:style-name="T13">.</text:span></text:p>
        </text:list-item>
        <text:list-item>
          <text:p text:style-name="P20"><text:span text:style-name="T13">Il Procedimento sarà trattato, per quanto di competenza comunale, dallo Sportello Unico per l’Edilizia (PEC: </text:span><text:span text:style-name="T3">protocollo.comune.rapallo.ge.it</text:span><text:span text:style-name="T13">) dell’AREA RIPARTIZIONE VII – GESTIONE DEL TERRTORIO - ai sensi delle normative sopra indicate</text:span><text:span text:style-name="T2">.</text:span></text:p>
        </text:list-item>
        <text:list-item>
          <text:p text:style-name="P20"><text:span text:style-name="T2">I</text:span><text:span text:style-name="T13">l Responsabile del Procedimento nominato ai sensi della L. 241/90 e smi e DPR 380/01 e smi è: </text:span><text:span text:style-name="T14">[responsabile_procedimento]</text:span><text:span text:style-name="T13">– [telefono_rup] </text:span></text:p>
        </text:list-item>
        <text:list-item>
          <text:p text:style-name="P20"><text:span text:style-name="T2">L’orario di ricevimento del pubblico è il seguente: MARTEDI’ E GIOVEDI’ dalle 8:45 alle 12:00 – su appuntamento </text:span></text:p>
        </text:list-item>
      </text:list>
      <text:p text:style-name="P14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21"/>
      <text:p text:style-name="P22"><text:span text:style-name="T2">Distinti saluti.</text:span></text:p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bookmark text:name="_GoBack"/></text:p>
            <text:p text:style-name="P8"/>
            <text:p text:style-name="P8"/>
            <text:p text:style-name="P8"><text:span text:style-name="T2">TIMBRO</text:span></text:p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2"/>
            <text:p text:style-name="P8"><text:span text:style-name="T2">Il Dirigente </text:span></text:p>
            <text:p text:style-name="P8"><text:span text:style-name="T2"><text:s/></text:span><text:span text:style-name="T12">Ripartizione VII – Gestione del Territorio –</text:span></text:p>
            <text:p text:style-name="P8"><text:span text:style-name="T2">Ing. Giorgio Ottonello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9"><text:span text:style-name="T11">Ripartizione VII – Gestione del Territorio –</text:span></text:p>
            <text:p text:style-name="P9"><text:span text:style-name="T11">Sportello Unico per l’Edilizia (SUE) </text:span></text:p>
            <text:p text:style-name="P9"><text:span text:style-name="T11">Piazza Molfino 10 – III Piano</text:span></text:p>
            <text:p text:style-name="P17"><text:span text:style-name="T15">Segreteria di Ripartizione: 0185680310 – 0185680413</text:span></text:p>
            <text:h text:style-name="P15" text:outline-level="3"><text:a xlink:type="simple" xlink:href="mailto:PEC:" text:style-name="ListLabel_20_7" text:visited-style-name="ListLabel_20_7"><text:span text:style-name="Internet_20_link"><text:span text:style-name="T16">PEC:</text:span></text:span></text:a><text:span text:style-name="T17"> </text:span><text:a xlink:type="simple" xlink:href="mailto:protocollo.comunerapallo@pec.it" text:style-name="ListLabel_20_7" text:visited-style-name="ListLabel_20_7"><text:span text:style-name="Internet_20_link"><text:span text:style-name="T16">protocollo.comunerapallo@pec.it</text:span></text:span></text:a></text:h>
            <text:h text:style-name="P15" text:outline-level="3"><text:a xlink:type="simple" xlink:href="mailto:edilizia_privata@comune.rapallo.ge.it" text:style-name="ListLabel_20_8" text:visited-style-name="ListLabel_20_8"><text:span text:style-name="Internet_20_link"><text:span text:style-name="T20">edilizia_privata@comune.rapallo.ge.it</text:span></text:span></text:a></text:h>
            <text:h text:style-name="P15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letter-kerning="false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it" fo:country="IT" style:letter-kerning="false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ListLabel_20_7" style:display-name="ListLabel 7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8" style:display-name="ListLabel 8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9" style:display-name="ListLabel 9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10" style:display-name="ListLabel 10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margin-top="0.212cm" fo:margin-bottom="0.212cm" loext:contextual-spacing="false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9" text:visited-style-name="ListLabel_20_9"><text:span text:style-name="Internet_20_link"><text:span text:style-name="MT3">PEC:</text:span></text:span></text:a><text:span text:style-name="MT3"> </text:span><text:a xlink:type="simple" xlink:href="mailto:protocollo.comunerapallo@pec.it" text:style-name="ListLabel_20_9" text:visited-style-name="ListLabel_20_9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10" text:visited-style-name="ListLabel_20_10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9:59:00</meta:creation-date>
    <meta:initial-creator>Marco Carbone</meta:initial-creator>
    <dc:language>it-IT</dc:language>
    <meta:print-date>2010-04-08T12:35:00</meta:print-date>
    <dc:date>2018-10-19T10:47:46</dc:date>
    <meta:editing-cycles>4</meta:editing-cycles>
    <dc:title>SETTORE TERRITORIO</dc:title>
    <meta:editing-duration>PT1M</meta:editing-duration>
    <meta:generator>LibreOffice/6.0.7.3$Linux_X86_64 LibreOffice_project/00m0$Build-3</meta:generator>
    <meta:document-statistic meta:table-count="3" meta:image-count="1" meta:object-count="0" meta:page-count="1" meta:paragraph-count="37" meta:word-count="322" meta:character-count="2373" meta:non-whitespace-character-count="20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